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252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1.1146in"/>
    </style:style>
    <style:style style:name="ro1" style:family="table-row">
      <style:table-row-properties style:row-height="0.631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x_max</text:p>
          </table:table-cell>
          <table:table-cell table:style-name="ce1" office:value-type="string" calcext:value-type="string">
            <text:p>x_min</text:p>
          </table:table-cell>
          <table:table-cell table:style-name="ce1" office:value-type="string" calcext:value-type="string">
            <text:p>Sigma^2</text:p>
          </table:table-cell>
          <table:table-cell table:style-name="ce1" office:value-type="string" calcext:value-type="string">
            <text:p>std=sigma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andard normilaization </text:p>
          </table:table-cell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Min-max scaling normalization</text:p>
          </table:table-cell>
          <table:table-cell table:style-name="ce1" office:value-type="string" calcext:value-type="string">
            <text:p>exp</text:p>
          </table:table-cell>
          <table:table-cell table:style-name="ce2" office:value-type="string" calcext:value-type="string">
            <text:p>softmax</text:p>
          </table:table-cell>
          <table:table-cell/>
        </table:table-row>
        <table:table-row table:style-name="ro2">
          <table:table-cell/>
          <table:table-cell office:value-type="float" office:value="0.8" calcext:value-type="float">
            <text:p>0.8</text:p>
          </table:table-cell>
          <table:table-cell table:formula="of:=1*[.B2]" office:value-type="float" office:value="0.8" calcext:value-type="float">
            <text:p>0.8</text:p>
          </table:table-cell>
          <table:table-cell table:formula="of:=MAX([.C2:.C7])" office:value-type="float" office:value="1" calcext:value-type="float">
            <text:p>1</text:p>
          </table:table-cell>
          <table:table-cell table:formula="of:=MIN([.C2:.C7])" office:value-type="float" office:value="0.8" calcext:value-type="float">
            <text:p>0.8</text:p>
          </table:table-cell>
          <table:table-cell table:formula="of:=VAR([.C2:.C7])" office:value-type="float" office:value="0.00625666666666666" calcext:value-type="float">
            <text:p>0.00625666666666666</text:p>
          </table:table-cell>
          <table:table-cell table:formula="of:=STDEV([.C2:.C7])" office:value-type="float" office:value="0.0790990939686838" calcext:value-type="float">
            <text:p>0.0790990939686838</text:p>
          </table:table-cell>
          <table:table-cell table:formula="of:=AVERAGE([.C2:.C7])" office:value-type="float" office:value="0.958333333333333" calcext:value-type="float">
            <text:p>0.958333333333333</text:p>
          </table:table-cell>
          <table:table-cell table:formula="of:=([.C2]-[.H2])/[.G2]" office:value-type="float" office:value="-2.00170855807804" calcext:value-type="float">
            <text:p>-2.00170855807804</text:p>
          </table:table-cell>
          <table:table-cell table:formula="of:=SUM([.C2:.C7])" office:value-type="float" office:value="5.75" calcext:value-type="float">
            <text:p>5.75</text:p>
          </table:table-cell>
          <table:table-cell table:formula="of:=([.C2]-[.E2])/([.D2]-[.E2])" office:value-type="float" office:value="0" calcext:value-type="float">
            <text:p>0</text:p>
          </table:table-cell>
          <table:table-cell table:formula="of:=EXP([.C2])" office:value-type="float" office:value="2.22554092849247" calcext:value-type="float">
            <text:p>2.22554092849247</text:p>
          </table:table-cell>
          <table:table-cell table:formula="of:=[.L2]/[.L8]" office:value-type="float" office:value="0.141904985881333" calcext:value-type="float">
            <text:p>0.141904985881333</text:p>
          </table:table-cell>
          <table:table-cell table:formula="of:=[.C2]/[.J2]" office:value-type="float" office:value="0.139130434782609" calcext:value-type="float">
            <text:p>0.139130434782609</text:p>
          </table:table-cell>
        </table:table-row>
        <table:table-row table:style-name="ro2">
          <table:table-cell/>
          <table:table-cell office:value-type="float" office:value="0.96" calcext:value-type="float">
            <text:p>0.96</text:p>
          </table:table-cell>
          <table:table-cell table:formula="of:=1*[.B3]" office:value-type="float" office:value="0.96" calcext:value-type="float">
            <text:p>0.96</text:p>
          </table:table-cell>
          <table:table-cell table:formula="of:=MAX([.C2:.C7])" office:value-type="float" office:value="1" calcext:value-type="float">
            <text:p>1</text:p>
          </table:table-cell>
          <table:table-cell table:formula="of:=MIN([.C2:.C7])" office:value-type="float" office:value="0.8" calcext:value-type="float">
            <text:p>0.8</text:p>
          </table:table-cell>
          <table:table-cell table:formula="of:=VAR([.C2:.C7])" office:value-type="float" office:value="0.00625666666666666" calcext:value-type="float">
            <text:p>0.00625666666666666</text:p>
          </table:table-cell>
          <table:table-cell table:formula="of:=STDEV([.C2:.C7])" office:value-type="float" office:value="0.0790990939686838" calcext:value-type="float">
            <text:p>0.0790990939686838</text:p>
          </table:table-cell>
          <table:table-cell table:formula="of:=AVERAGE([.C2:.C7])" office:value-type="float" office:value="0.958333333333333" calcext:value-type="float">
            <text:p>0.958333333333333</text:p>
          </table:table-cell>
          <table:table-cell table:formula="of:=([.C3]-[.H3])/[.G3]" office:value-type="float" office:value="0.0210706164008206" calcext:value-type="float">
            <text:p>0.0210706164008206</text:p>
          </table:table-cell>
          <table:table-cell table:formula="of:=SUM([.C2:.C7])" office:value-type="float" office:value="5.75" calcext:value-type="float">
            <text:p>5.75</text:p>
          </table:table-cell>
          <table:table-cell table:formula="of:=([.C3]-[.E3])/([.D3]-[.E3])" office:value-type="float" office:value="0.8" calcext:value-type="float">
            <text:p>0.8</text:p>
          </table:table-cell>
          <table:table-cell table:formula="of:=EXP([.C3])" office:value-type="float" office:value="2.61169647342312" calcext:value-type="float">
            <text:p>2.61169647342312</text:p>
          </table:table-cell>
          <table:table-cell table:formula="of:=[.L3]/[.L8]" office:value-type="float" office:value="0.166527043579684" calcext:value-type="float">
            <text:p>0.166527043579684</text:p>
          </table:table-cell>
          <table:table-cell table:formula="of:=[.C3]/[.J3]" office:value-type="float" office:value="0.16695652173913" calcext:value-type="float">
            <text:p>0.16695652173913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formula="of:=1*[.B4]" office:value-type="float" office:value="1" calcext:value-type="float">
            <text:p>1</text:p>
          </table:table-cell>
          <table:table-cell table:formula="of:=MAX([.C2:.C7])" office:value-type="float" office:value="1" calcext:value-type="float">
            <text:p>1</text:p>
          </table:table-cell>
          <table:table-cell table:formula="of:=MIN([.C2:.C7])" office:value-type="float" office:value="0.8" calcext:value-type="float">
            <text:p>0.8</text:p>
          </table:table-cell>
          <table:table-cell table:formula="of:=VAR([.C2:.C7])" office:value-type="float" office:value="0.00625666666666666" calcext:value-type="float">
            <text:p>0.00625666666666666</text:p>
          </table:table-cell>
          <table:table-cell table:formula="of:=STDEV([.C2:.C7])" office:value-type="float" office:value="0.0790990939686838" calcext:value-type="float">
            <text:p>0.0790990939686838</text:p>
          </table:table-cell>
          <table:table-cell table:formula="of:=AVERAGE([.C2:.C7])" office:value-type="float" office:value="0.958333333333333" calcext:value-type="float">
            <text:p>0.958333333333333</text:p>
          </table:table-cell>
          <table:table-cell table:formula="of:=([.C4]-[.H4])/[.G4]" office:value-type="float" office:value="0.526765410020536" calcext:value-type="float">
            <text:p>0.526765410020536</text:p>
          </table:table-cell>
          <table:table-cell table:formula="of:=SUM([.C2:.C7])" office:value-type="float" office:value="5.75" calcext:value-type="float">
            <text:p>5.75</text:p>
          </table:table-cell>
          <table:table-cell table:formula="of:=([.C4]-[.E4])/([.D4]-[.E4])" office:value-type="float" office:value="1" calcext:value-type="float">
            <text:p>1</text:p>
          </table:table-cell>
          <table:table-cell table:formula="of:=EXP([.C4])" office:value-type="float" office:value="2.71828182845904" calcext:value-type="float">
            <text:p>2.71828182845904</text:p>
          </table:table-cell>
          <table:table-cell table:formula="of:=[.L4]/[.L8]" office:value-type="float" office:value="0.173323141152141" calcext:value-type="float">
            <text:p>0.173323141152141</text:p>
          </table:table-cell>
          <table:table-cell table:formula="of:=[.C4]/[.J4]" office:value-type="float" office:value="0.173913043478261" calcext:value-type="float">
            <text:p>0.17391304347826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formula="of:=1*[.B5]" office:value-type="float" office:value="1" calcext:value-type="float">
            <text:p>1</text:p>
          </table:table-cell>
          <table:table-cell table:formula="of:=MAX([.C2:.C7])" office:value-type="float" office:value="1" calcext:value-type="float">
            <text:p>1</text:p>
          </table:table-cell>
          <table:table-cell table:formula="of:=MIN([.C2:.C7])" office:value-type="float" office:value="0.8" calcext:value-type="float">
            <text:p>0.8</text:p>
          </table:table-cell>
          <table:table-cell table:formula="of:=VAR([.C2:.C7])" office:value-type="float" office:value="0.00625666666666666" calcext:value-type="float">
            <text:p>0.00625666666666666</text:p>
          </table:table-cell>
          <table:table-cell table:formula="of:=STDEV([.C2:.C7])" office:value-type="float" office:value="0.0790990939686838" calcext:value-type="float">
            <text:p>0.0790990939686838</text:p>
          </table:table-cell>
          <table:table-cell table:formula="of:=AVERAGE([.C2:.C7])" office:value-type="float" office:value="0.958333333333333" calcext:value-type="float">
            <text:p>0.958333333333333</text:p>
          </table:table-cell>
          <table:table-cell table:formula="of:=([.C5]-[.H5])/[.G5]" office:value-type="float" office:value="0.526765410020536" calcext:value-type="float">
            <text:p>0.526765410020536</text:p>
          </table:table-cell>
          <table:table-cell table:formula="of:=SUM([.C2:.C7])" office:value-type="float" office:value="5.75" calcext:value-type="float">
            <text:p>5.75</text:p>
          </table:table-cell>
          <table:table-cell table:formula="of:=([.C5]-[.E5])/([.D5]-[.E5])" office:value-type="float" office:value="1" calcext:value-type="float">
            <text:p>1</text:p>
          </table:table-cell>
          <table:table-cell table:formula="of:=EXP([.C5])" office:value-type="float" office:value="2.71828182845904" calcext:value-type="float">
            <text:p>2.71828182845904</text:p>
          </table:table-cell>
          <table:table-cell table:formula="of:=[.L5]/[.L8]" office:value-type="float" office:value="0.173323141152141" calcext:value-type="float">
            <text:p>0.173323141152141</text:p>
          </table:table-cell>
          <table:table-cell table:formula="of:=[.C5]/[.J5]" office:value-type="float" office:value="0.173913043478261" calcext:value-type="float">
            <text:p>0.17391304347826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formula="of:=1*[.B6]" office:value-type="float" office:value="1" calcext:value-type="float">
            <text:p>1</text:p>
          </table:table-cell>
          <table:table-cell table:formula="of:=MAX([.C2:.C7])" office:value-type="float" office:value="1" calcext:value-type="float">
            <text:p>1</text:p>
          </table:table-cell>
          <table:table-cell table:formula="of:=MIN([.C2:.C7])" office:value-type="float" office:value="0.8" calcext:value-type="float">
            <text:p>0.8</text:p>
          </table:table-cell>
          <table:table-cell table:formula="of:=VAR([.C2:.C7])" office:value-type="float" office:value="0.00625666666666666" calcext:value-type="float">
            <text:p>0.00625666666666666</text:p>
          </table:table-cell>
          <table:table-cell table:formula="of:=STDEV([.C2:.C7])" office:value-type="float" office:value="0.0790990939686838" calcext:value-type="float">
            <text:p>0.0790990939686838</text:p>
          </table:table-cell>
          <table:table-cell table:formula="of:=AVERAGE([.C2:.C7])" office:value-type="float" office:value="0.958333333333333" calcext:value-type="float">
            <text:p>0.958333333333333</text:p>
          </table:table-cell>
          <table:table-cell table:formula="of:=([.C6]-[.H6])/[.G6]" office:value-type="float" office:value="0.526765410020536" calcext:value-type="float">
            <text:p>0.526765410020536</text:p>
          </table:table-cell>
          <table:table-cell table:formula="of:=SUM([.C2:.C7])" office:value-type="float" office:value="5.75" calcext:value-type="float">
            <text:p>5.75</text:p>
          </table:table-cell>
          <table:table-cell table:formula="of:=([.C6]-[.E6])/([.D6]-[.E6])" office:value-type="float" office:value="1" calcext:value-type="float">
            <text:p>1</text:p>
          </table:table-cell>
          <table:table-cell table:formula="of:=EXP([.C6])" office:value-type="float" office:value="2.71828182845904" calcext:value-type="float">
            <text:p>2.71828182845904</text:p>
          </table:table-cell>
          <table:table-cell table:formula="of:=[.L6]/[.L8]" office:value-type="float" office:value="0.173323141152141" calcext:value-type="float">
            <text:p>0.173323141152141</text:p>
          </table:table-cell>
          <table:table-cell table:formula="of:=[.C6]/[.J6]" office:value-type="float" office:value="0.173913043478261" calcext:value-type="float">
            <text:p>0.173913043478261</text:p>
          </table:table-cell>
        </table:table-row>
        <table:table-row table:style-name="ro2">
          <table:table-cell/>
          <table:table-cell office:value-type="float" office:value="0.99" calcext:value-type="float">
            <text:p>0.99</text:p>
          </table:table-cell>
          <table:table-cell table:formula="of:=1*[.B7]" office:value-type="float" office:value="0.99" calcext:value-type="float">
            <text:p>0.99</text:p>
          </table:table-cell>
          <table:table-cell table:formula="of:=MAX([.C2:.C7])" office:value-type="float" office:value="1" calcext:value-type="float">
            <text:p>1</text:p>
          </table:table-cell>
          <table:table-cell table:formula="of:=MIN([.C2:.C7])" office:value-type="float" office:value="0.8" calcext:value-type="float">
            <text:p>0.8</text:p>
          </table:table-cell>
          <table:table-cell table:formula="of:=VAR([.C2:.C7])" office:value-type="float" office:value="0.00625666666666666" calcext:value-type="float">
            <text:p>0.00625666666666666</text:p>
          </table:table-cell>
          <table:table-cell table:formula="of:=STDEV([.C2:.C7])" office:value-type="float" office:value="0.0790990939686838" calcext:value-type="float">
            <text:p>0.0790990939686838</text:p>
          </table:table-cell>
          <table:table-cell table:formula="of:=AVERAGE([.C2:.C7])" office:value-type="float" office:value="0.958333333333333" calcext:value-type="float">
            <text:p>0.958333333333333</text:p>
          </table:table-cell>
          <table:table-cell table:formula="of:=([.C7]-[.H7])/[.G7]" office:value-type="float" office:value="0.400341711615607" calcext:value-type="float">
            <text:p>0.400341711615607</text:p>
          </table:table-cell>
          <table:table-cell table:formula="of:=SUM([.C2:.C7])" office:value-type="float" office:value="5.75" calcext:value-type="float">
            <text:p>5.75</text:p>
          </table:table-cell>
          <table:table-cell table:formula="of:=([.C7]-[.E7])/([.D7]-[.E7])" office:value-type="float" office:value="0.95" calcext:value-type="float">
            <text:p>0.95</text:p>
          </table:table-cell>
          <table:table-cell table:formula="of:=EXP([.C7])" office:value-type="float" office:value="2.69123447234926" calcext:value-type="float">
            <text:p>2.69123447234926</text:p>
          </table:table-cell>
          <table:table-cell table:formula="of:=[.L7]/[.L8]" office:value-type="float" office:value="0.17159854708256" calcext:value-type="float">
            <text:p>0.17159854708256</text:p>
          </table:table-cell>
          <table:table-cell table:formula="of:=[.C7]/[.J7]" office:value-type="float" office:value="0.172173913043478" calcext:value-type="float">
            <text:p>0.172173913043478</text:p>
          </table:table-cell>
        </table:table-row>
        <table:table-row table:style-name="ro2">
          <table:table-cell table:number-columns-repeated="11"/>
          <table:table-cell table:formula="of:=SUM([.L2:.L7])" office:value-type="float" office:value="15.683317359642" calcext:value-type="float">
            <text:p>15.683317359642</text:p>
          </table:table-cell>
          <table:table-cell table:formula="of:=SUM([.M2:.M7])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01:45:24.736878578</meta:creation-date>
    <dc:date>2024-04-16T01:59:27.676242632</dc:date>
    <meta:editing-duration>PT4H54M32S</meta:editing-duration>
    <meta:editing-cycles>4</meta:editing-cycles>
    <meta:generator>LibreOffice/7.3.7.2$Linux_X86_64 LibreOffice_project/30$Build-2</meta:generator>
    <meta:document-statistic meta:table-count="1" meta:cell-count="91" meta:object-count="0"/>
  </office:meta>
</office:document-meta>
</file>